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vertical-align="middle"/>
    </style:style>
    <style:style style:name="gr2" style:family="graphic" style:parent-style-name="standard">
      <style:graphic-properties draw:fill-color="#0000ff" draw:textarea-horizontal-align="justify" draw:textarea-vertical-align="middle" draw:auto-grow-height="false" fo:min-height="0.512cm" fo:min-width="2.04cm"/>
    </style:style>
    <style:style style:name="gr3" style:family="graphic" style:parent-style-name="standard">
      <style:graphic-properties draw:fill-color="#00ff7f" draw:textarea-horizontal-align="justify" draw:textarea-vertical-align="middle" draw:auto-grow-height="false" fo:min-height="0.512cm" fo:min-width="2.04cm"/>
    </style:style>
    <style:style style:name="gr4" style:family="graphic" style:parent-style-name="standard">
      <style:graphic-properties draw:fill-color="#ff007f" draw:textarea-horizontal-align="justify" draw:textarea-vertical-align="middle" draw:auto-grow-height="false" fo:min-height="0.512cm" fo:min-width="2.04cm"/>
    </style:style>
    <style:style style:name="gr5" style:family="graphic" style:parent-style-name="standard">
      <style:graphic-properties draw:fill-color="#ff7f00" draw:textarea-horizontal-align="justify" draw:textarea-vertical-align="middle" draw:auto-grow-height="false" fo:min-height="0.512cm" fo:min-width="2.04cm"/>
    </style:style>
    <style:style style:name="gr6" style:family="graphic" style:parent-style-name="standard">
      <style:graphic-properties draw:stroke="none" svg:stroke-color="#000000" draw:fill="none" draw:fill-color="#ffffff" fo:min-height="0.781cm"/>
    </style:style>
    <style:style style:name="gr7" style:family="graphic" style:parent-style-name="objectwithoutfill">
      <style:graphic-properties svg:stroke-width="0.106cm" svg:stroke-color="#ff7f00" draw:marker-start-width="0.359cm" draw:marker-end="Arrow" draw:marker-end-width="0.359cm" draw:fill="none" draw:fill-color="#ff7f00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Fine_20_Dashed" svg:stroke-width="0.106cm" svg:stroke-color="#ff7f00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ff007f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0000ff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4pt" style:font-size-complex="14pt"/>
    </style:style>
    <style:style style:name="P5" style:family="paragraph">
      <loext:graphic-properties draw:fill-color="#00ff7f"/>
      <style:paragraph-properties fo:text-align="center"/>
      <style:text-properties fo:font-size="10pt" style:font-size-asian="14pt" style:font-size-complex="14pt"/>
    </style:style>
    <style:style style:name="P6" style:family="paragraph">
      <style:paragraph-properties fo:text-align="center"/>
      <style:text-properties fo:font-size="10pt" style:font-size-asian="12pt" style:font-size-complex="12pt"/>
    </style:style>
    <style:style style:name="P7" style:family="paragraph">
      <loext:graphic-properties draw:fill-color="#ff007f"/>
      <style:paragraph-properties fo:text-align="center"/>
      <style:text-properties fo:font-size="10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-color="#ff7f00"/>
      <style:paragraph-properties fo:text-align="center"/>
    </style:style>
    <style:style style:name="P10" style:family="paragraph">
      <style:text-properties fo:font-size="7pt" style:font-size-asian="7pt" style:font-size-complex="7pt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7f00"/>
      <style:paragraph-properties fo:margin-left="0cm" fo:margin-right="0cm" fo:text-align="center" fo:text-indent="0cm"/>
    </style:style>
    <style:style style:name="P13" style:family="paragraph">
      <loext:graphic-properties draw:fill="none"/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color="#ff007f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color="#ff7f0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4pt" style:font-size-complex="14pt"/>
    </style:style>
    <style:style style:name="T3" style:family="text">
      <style:text-properties fo:font-size="10pt" style:font-size-asian="12pt" style:font-size-complex="12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color="#ff007f"/>
    </style:style>
    <style:style style:name="T6" style:family="text">
      <style:text-properties fo:color="#ff7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3.969cm" svg:height="2.539cm" svg:x="1.24cm" svg:y="1.27cm" svg:viewBox="0 0 13970 2540" draw:points="0,2540 0,0 13970,0 13970,2540 11430,2540 11430,1270 10160,1270 10160,2540 7620,2540 7620,1270 6350,1270 6350,2540 3810,2540 3810,1270 2540,1270 2540,2540">
            <text:p/>
          </draw:polygon>
          <draw:custom-shape draw:style-name="gr2" draw:text-style-name="P3" draw:layer="layout" svg:width="2.54cm" svg:height="0.762cm" svg:x="1.24cm" svg:y="3.048cm">
            <text:p text:style-name="P2"><text:span text:style-name="T1">SE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2.54cm" svg:height="0.762cm" svg:x="5.05cm" svg:y="3.048cm">
            <text:p text:style-name="P4"><text:span text:style-name="T2">MESS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2.54cm" svg:height="0.762cm" svg:x="8.86cm" svg:y="3.048cm">
            <text:p text:style-name="P6"><text:span text:style-name="T3">DISCOVE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2.54cm" svg:height="0.762cm" svg:x="12.67cm" svg:y="3.048cm">
            <text:p text:style-name="P8"><text:span text:style-name="T1">BROADC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1" draw:layer="layout" svg:width="2.902cm" svg:height="1.031cm" svg:x="12.642cm" svg:y="2.369cm">
            <draw:text-box>
              <text:p text:style-name="P10"><text:span text:style-name="T4">IP: 255.255.255.255</text:span></text:p>
              <text:p text:style-name="P10"><text:span text:style-name="T4">PORT: 12345</text:span></text:p>
            </draw:text-box>
          </draw:frame>
          <draw:frame draw:style-name="gr6" draw:text-style-name="P11" draw:layer="layout" svg:width="2.902cm" svg:height="1.031cm" svg:x="8.842cm" svg:y="2.37cm">
            <draw:text-box>
              <text:p text:style-name="P10"><text:span text:style-name="T4">IP: DHCP</text:span></text:p>
              <text:p text:style-name="P10"><text:span text:style-name="T4">PORT: custom2</text:span></text:p>
            </draw:text-box>
          </draw:frame>
          <draw:frame draw:style-name="gr6" draw:text-style-name="P11" draw:layer="layout" svg:width="2.902cm" svg:height="1.031cm" svg:x="5.042cm" svg:y="2.37cm">
            <draw:text-box>
              <text:p text:style-name="P10"><text:span text:style-name="T4">IP: DHCP</text:span></text:p>
              <text:p text:style-name="P10"><text:span text:style-name="T4">PORT: custom1</text:span></text:p>
            </draw:text-box>
          </draw:frame>
        </draw:g>
        <draw:g>
          <draw:polygon draw:style-name="gr1" draw:text-style-name="P1" draw:layer="layout" svg:width="13.969cm" svg:height="2.539cm" draw:transform="rotate (-3.14159265358979) translate (22.83cm 11.452cm)" svg:viewBox="0 0 13970 2540" draw:points="0,2540 0,0 13970,0 13970,2540 11430,2540 11430,1270 10160,1270 10160,2540 7620,2540 7620,1270 6350,1270 6350,2540 3810,2540 3810,1270 2540,1270 2540,2540">
            <text:p/>
          </draw:polygon>
          <draw:custom-shape draw:style-name="gr2" draw:text-style-name="P3" draw:layer="layout" svg:width="2.54cm" svg:height="0.762cm" svg:x="8.86cm" svg:y="8.89cm">
            <text:p text:style-name="P2"><text:span text:style-name="T1">SEN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762cm" svg:x="12.67cm" svg:y="8.89cm">
            <text:p text:style-name="P4"><text:span text:style-name="T2">MESSAG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.54cm" svg:height="0.762cm" svg:x="16.48cm" svg:y="8.89cm">
            <text:p text:style-name="P6"><text:span text:style-name="T3">DISCOVER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2.54cm" svg:height="0.762cm" svg:x="20.29cm" svg:y="8.89cm">
            <text:p text:style-name="P8"><text:span text:style-name="T1">BROADCAST</text:span></text:p>
            <draw:enhanced-geometry svg:viewBox="0 0 21600 21600" draw:type="rectangle" draw:enhanced-path="M 0 0 L 21600 0 21600 21600 0 21600 0 0 Z N"/>
          </draw:custom-shape>
          <draw:frame draw:style-name="gr6" draw:text-style-name="P11" draw:layer="layout" svg:width="2.902cm" svg:height="1.031cm" svg:x="20.262cm" svg:y="9.611cm">
            <draw:text-box>
              <text:p text:style-name="P10"><text:span text:style-name="T4">IP: 255.255.255.255</text:span></text:p>
              <text:p text:style-name="P10"><text:span text:style-name="T4">PORT: 12345</text:span></text:p>
            </draw:text-box>
          </draw:frame>
          <draw:frame draw:style-name="gr6" draw:text-style-name="P11" draw:layer="layout" svg:width="2.902cm" svg:height="1.031cm" svg:x="16.462cm" svg:y="9.612cm">
            <draw:text-box>
              <text:p text:style-name="P10"><text:span text:style-name="T4">IP: DHCP</text:span></text:p>
              <text:p text:style-name="P10"><text:span text:style-name="T4">PORT: custom6</text:span></text:p>
            </draw:text-box>
          </draw:frame>
          <draw:frame draw:style-name="gr6" draw:text-style-name="P11" draw:layer="layout" svg:width="2.902cm" svg:height="1.031cm" svg:x="12.662cm" svg:y="9.612cm">
            <draw:text-box>
              <text:p text:style-name="P10"><text:span text:style-name="T4">IP: DHCP</text:span></text:p>
              <text:p text:style-name="P10"><text:span text:style-name="T4">PORT: custom5</text:span></text:p>
            </draw:text-box>
          </draw:frame>
        </draw:g>
        <draw:g>
          <draw:polygon draw:style-name="gr1" draw:text-style-name="P1" draw:layer="layout" svg:width="13.969cm" svg:height="2.539cm" svg:x="16.48cm" svg:y="1.27cm" svg:viewBox="0 0 13970 2540" draw:points="0,2540 0,0 13970,0 13970,2540 11430,2540 11430,1270 10160,1270 10160,2540 7620,2540 7620,1270 6350,1270 6350,2540 3810,2540 3810,1270 2540,1270 2540,2540">
            <text:p/>
          </draw:polygon>
          <draw:custom-shape draw:style-name="gr2" draw:text-style-name="P3" draw:layer="layout" svg:width="2.54cm" svg:height="0.762cm" svg:x="16.48cm" svg:y="3.048cm">
            <text:p text:style-name="P2"><text:span text:style-name="T1">SE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2.54cm" svg:height="0.762cm" svg:x="20.29cm" svg:y="3.048cm">
            <text:p text:style-name="P4"><text:span text:style-name="T2">MESS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2.54cm" svg:height="0.762cm" svg:x="24.1cm" svg:y="3.048cm">
            <text:p text:style-name="P6"><text:span text:style-name="T3">DISCOVE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2.54cm" svg:height="0.762cm" svg:x="27.91cm" svg:y="3.048cm">
            <text:p text:style-name="P8"><text:span text:style-name="T1">BROADC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1" draw:layer="layout" svg:width="2.902cm" svg:height="1.031cm" svg:x="27.882cm" svg:y="2.369cm">
            <draw:text-box>
              <text:p text:style-name="P10"><text:span text:style-name="T4">IP: 255.255.255.255</text:span></text:p>
              <text:p text:style-name="P10"><text:span text:style-name="T4">PORT: 12345</text:span></text:p>
            </draw:text-box>
          </draw:frame>
          <draw:frame draw:style-name="gr6" draw:text-style-name="P11" draw:layer="layout" svg:width="2.902cm" svg:height="1.031cm" svg:x="24.082cm" svg:y="2.37cm">
            <draw:text-box>
              <text:p text:style-name="P10"><text:span text:style-name="T4">IP: DHCP</text:span></text:p>
              <text:p text:style-name="P10"><text:span text:style-name="T4">PORT: custom4</text:span></text:p>
            </draw:text-box>
          </draw:frame>
          <draw:frame draw:style-name="gr6" draw:text-style-name="P11" draw:layer="layout" svg:width="2.902cm" svg:height="1.031cm" svg:x="20.282cm" svg:y="2.37cm">
            <draw:text-box>
              <text:p text:style-name="P10"><text:span text:style-name="T4">IP: DHCP</text:span></text:p>
              <text:p text:style-name="P10"><text:span text:style-name="T4">PORT: custom3</text:span></text:p>
            </draw:text-box>
          </draw:frame>
        </draw:g>
        <draw:path draw:style-name="gr7" draw:text-style-name="P12" draw:layer="layout" svg:width="5.042cm" svg:height="1.97cm" draw:transform="rotate (0.512428668385535) translate (9.19339752702788cm 6.6637532695985cm)" svg:viewBox="0 0 5043 1971" svg:d="M0 1971c2331 1 5043-1971 5043-1971">
          <text:p/>
        </draw:path>
        <draw:path draw:style-name="gr7" draw:text-style-name="P12" draw:layer="layout" svg:width="18.421cm" svg:height="3.133cm" draw:transform="skewX (-6.45249977286145E-017) rotate (0.328470965225333) translate (10.1599999624809cm 8.38199988991423cm)" svg:viewBox="0 0 18422 3134" svg:d="M0 0c5904 0 10753 1518 10753 1518 0 0 721 246 2044 697 1322 450 1442 491 2164 737 721 246 1002 208 1445 90 442-117 2016-1191 2016-1191">
          <text:p/>
        </draw:path>
        <draw:path draw:style-name="gr7" draw:text-style-name="P12" draw:layer="layout" svg:width="11.126cm" svg:height="1.988cm" draw:transform="rotate (0.176627320301826) translate (10.1594296912801cm 8.37880476572317cm)" svg:viewBox="0 0 11127 1989" svg:d="M0 3c7225 0 6849-67 8953 437 2103 504 2174 1549 2174 1549">
          <text:p/>
        </draw:path>
        <draw:path draw:style-name="gr8" draw:text-style-name="P13" draw:layer="layout" svg:width="2.54cm" svg:height="11.531cm" draw:transform="rotate (1.76819306519546) translate (2.78912026636879cm 4.54758980671521cm)" svg:viewBox="0 0 2541 11532" svg:d="M0 11532c648 0 1245-2989 1470-4110 224-1121 572-2864 971-4857 398-1992-523-2565-523-2565">
          <text:p/>
        </draw:path>
        <draw:path draw:style-name="gr8" draw:text-style-name="P13" draw:layer="layout" svg:width="2.54cm" svg:height="11.531cm" draw:transform="rotate (1.76819306519546) translate (18.0161202663688cm 4.52158980671521cm)" svg:viewBox="0 0 2541 11532" svg:d="M0 11532c648 0 1245-2989 1470-4110 224-1121 572-2864 971-4857 398-1992-523-2565-523-2565">
          <text:p/>
        </draw:path>
        <draw:path draw:style-name="gr9" draw:text-style-name="P13" draw:layer="layout" svg:width="14.995cm" svg:height="4.495cm" draw:transform="rotate (-0.531801823082672) translate (4.69284815713151cm 0.0619476277621013cm)" svg:viewBox="0 0 14996 4496" svg:d="M0 4496c5010 0 9324-2686 10309-3265 985-580-329 193 1423-838 1751-1030 3264 290 3264 290">
          <text:p/>
        </draw:path>
        <draw:line draw:style-name="gr9" draw:text-style-name="P13" draw:layer="layout" svg:x1="17.78cm" svg:y1="4.064cm" svg:x2="17.78cm" svg:y2="8.255cm">
          <text:p/>
        </draw:line>
        <draw:frame draw:style-name="gr10" draw:text-style-name="P15" draw:layer="layout" svg:width="1.912cm" svg:height="0.954cm" svg:x="1.136cm" svg:y="1.132cm">
          <draw:text-box>
            <text:p text:style-name="P14">Pista</text:p>
          </draw:text-box>
        </draw:frame>
        <draw:frame draw:style-name="gr10" draw:text-style-name="P15" draw:layer="layout" svg:width="1.768cm" svg:height="0.954cm" svg:x="16.337cm" svg:y="1.17cm">
          <draw:text-box>
            <text:p text:style-name="P14">Brigi</text:p>
          </draw:text-box>
        </draw:frame>
        <draw:frame draw:style-name="gr10" draw:text-style-name="P15" draw:layer="layout" svg:width="1.84cm" svg:height="0.954cm" svg:x="8.89cm" svg:y="10.476cm">
          <draw:text-box>
            <text:p text:style-name="P14">Áron</text:p>
          </draw:text-box>
        </draw:frame>
        <draw:frame draw:style-name="gr10" draw:text-style-name="P16" draw:layer="layout" svg:width="4.486cm" svg:height="0.954cm" draw:transform="rotate (-0.305781684949406) translate (3.89cm 4.697cm)">
          <draw:text-box>
            <text:p text:style-name="P14"><text:span text:style-name="T5">Pista custom1</text:span></text:p>
          </draw:text-box>
        </draw:frame>
        <draw:frame draw:style-name="gr10" draw:text-style-name="P16" draw:layer="layout" svg:width="4.342cm" svg:height="0.954cm" svg:x="17.765cm" svg:y="4.507cm">
          <draw:text-box>
            <text:p text:style-name="P14"><text:span text:style-name="T5">Brigi custom3</text:span></text:p>
          </draw:text-box>
        </draw:frame>
        <draw:frame draw:style-name="gr10" draw:text-style-name="P17" draw:layer="layout" svg:width="5.773cm" svg:height="0.954cm" draw:transform="rotate (0.547335253425422) translate (6.593cm 9.246cm)">
          <draw:text-box>
            <text:p text:style-name="P14"><text:span text:style-name="T6">TOTORO custom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7T08:46:14.041000000</meta:creation-date>
    <dc:date>2017-06-27T13:37:52.416000000</dc:date>
    <meta:editing-duration>PT20M40S</meta:editing-duration>
    <meta:editing-cycles>8</meta:editing-cycles>
    <meta:generator>LibreOffice/5.3.4.2$Windows_X86_64 LibreOffice_project/f82d347ccc0be322489bf7da61d7e4ad13fe2ff3</meta:generator>
    <meta:document-statistic meta:object-count="40"/>
  </office:meta>
</office:document-meta>
</file>